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506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425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6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6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2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190" style:family="table-cell" style:parent-style-name="Default">
      <style:table-cell-properties fo:border-bottom="none" fo:background-color="#99ccff" fo:border-left="0.74pt solid #000000" fo:border-right="0.74pt solid #000000" fo:border-top="0.74pt solid #000000"/>
    </style:style>
    <style:style style:name="ce20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31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49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Umsatzsteuer (S) 19%&quot;;&quot;Umsatzsteuer (S) 7%&quot;;&quot;Steuerfreie Innergem. Lieferung (K) 0%&quot;)" table:allow-empty-cell="true" table:display-list="unsorted" table:base-cell-address="Rechnung.A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2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7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6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office:value-type="date" office:date-value="2025-04-27" calcext:value-type="date" table:number-columns-spanned="2" table:number-rows-spanned="1">
            <text:p>27.04.25</text:p>
          </table:table-cell>
          <table:covered-table-cell table:style-name="ce141"/>
          <table:table-cell table:style-name="ce26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71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71"/>
          <table:covered-table-cell table:style-name="Default"/>
          <table:covered-table-cell table:style-name="ce139"/>
          <table:table-cell table:style-name="ce139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4"/>
          <table:table-cell table:style-name="ce71" table:number-columns-spanned="2" table:number-rows-spanned="1"/>
          <table:covered-table-cell table:style-name="ce104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4"/>
          <table:table-cell table:style-name="ce71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4"/>
          <table:table-cell table:style-name="ce71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2" office:value-type="string" calcext:value-type="string">
            <text:p>Pos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12" office:value-type="string" calcext:value-type="string">
            <text:p>Nettobetrag</text:p>
          </table:table-cell>
          <table:table-cell table:style-name="ce12" office:value-type="string" calcext:value-type="string" table:number-columns-spanned="2" table:number-rows-spanned="1">
            <text:p>Bemerkung</text:p>
          </table:table-cell>
          <table:covered-table-cell table:style-name="ce12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Bauteil A</text:p>
          </table:table-cell>
          <table:covered-table-cell table:style-name="ce29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98"/>
          <table:table-cell table:style-name="ce77" office:value-type="float" office:value="2" calcext:value-type="float">
            <text:p>2</text:p>
          </table:table-cell>
          <table:table-cell table:style-name="ce77" table:content-validation-name="val4" office:value-type="string" calcext:value-type="string">
            <text:p>Stk</text:p>
          </table:table-cell>
          <table:table-cell table:style-name="ce108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98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Dienstleistung B</text:p>
          </table:table-cell>
          <table:covered-table-cell table:style-name="ce29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Stunde</text:p>
          </table:table-cell>
          <table:table-cell table:style-name="ce108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98" office:value-type="string" calcext:value-type="string" table:number-columns-spanned="2" table:number-rows-spanned="1">
            <text:p>Blabla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Versandkosten</text:p>
          </table:table-cell>
          <table:covered-table-cell table:style-name="ce29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Pauschale</text:p>
          </table:table-cell>
          <table:table-cell table:style-name="ce108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2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12"/>
          <table:covered-table-cell table:style-name="ce57"/>
          <table:table-cell table:style-name="ce12" office:value-type="string" calcext:value-type="string" table:number-columns-spanned="2" table:number-rows-spanned="1">
            <text:p>Steuersatz %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12"/>
          <table:table-cell table:number-columns-repeated="48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34" table:content-validation-name="val3" office:value-type="string" calcext:value-type="string">
            <text:p>Umsatzsteuer (S)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40"/>
          <table:covered-table-cell table:style-name="ce62"/>
          <table:table-cell table:style-name="ce108" table:formula="of:=LEFT(RIGHT([$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77"/>
          <table:table-cell table:style-name="ce62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4" table:content-validation-name="val3" office:value-type="string" calcext:value-type="string">
            <text:p>Umsatzsteuer (S)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8" table:formula="of:=LEFT(RIGHT([$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77"/>
          <table:table-cell table:style-name="ce62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4" table:content-validation-name="val3" office:value-type="string" calcext:value-type="string">
            <text:p>Steuerfreie Innergem. Lieferung (K)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40"/>
          <table:covered-table-cell table:style-name="ce62"/>
          <table:table-cell table:style-name="ce108" table:formula="of:=LEFT(RIGHT([$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77"/>
          <table:table-cell table:style-name="ce62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98"/>
          <table:table-cell table:style-name="ce155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61.85" calcext:value-type="currency">
            <text:p>61,85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408.85" calcext:value-type="currency">
            <text:p>408,85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408.85" calcext:value-type="currency">
            <text:p>408,85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19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5-27" calcext:value-type="date" table:number-columns-spanned="2" table:number-rows-spanned="1">
            <text:p>27.05.25</text:p>
          </table:table-cell>
          <table:covered-table-cell table:style-name="ce37"/>
          <table:table-cell table:style-name="ce19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19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2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table:style-name="ce67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71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4-27" calcext:value-type="date">
            <text:p>27.04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Nahe Vergangenheit oder Heute.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5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I11];[$Rechnung.J11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I10];[$Rechnung.J10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COM.MICROSOFT.TEXTJOIN(&quot;: &quot;;0;[$Rechnung.I12];[$Rechnung.J12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 office:value-type="string" office:string-value="Berlin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5-27" calcext:value-type="date">
            <text:p>27.05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7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Wird als Notiz eingefügt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8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5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I38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214" table:formula="of:=[$Rechnung.I41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0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7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213" office:value-type="float" office:value="19" calcext:value-type="float">
            <text:p>19</text:p>
          </table:table-cell>
          <table:table-cell table:style-name="ce246" office:value-type="float" office:value="60.8" calcext:value-type="float">
            <text:p>60,80</text:p>
          </table:table-cell>
          <table:table-cell table:style-name="ce246" office:value-type="float" office:value="320" calcext:value-type="float">
            <text:p>320,00</text:p>
          </table:table-cell>
          <table:table-cell table:style-name="ce264" table:formula="of:=T([$Rechnung.J31])">
            <text:p/>
          </table:table-cell>
          <table:table-cell table:number-columns-repeated="8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05" office:value-type="string" calcext:value-type="string">
            <text:p>S</text:p>
          </table:table-cell>
          <table:table-cell table:style-name="ce231" office:value-type="float" office:value="7" calcext:value-type="float">
            <text:p>7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5" calcext:value-type="float">
            <text:p>15,00</text:p>
          </table:table-cell>
          <table:table-cell table:style-name="ce251" table:formula="of:=T([$Rechnung.J32])">
            <text:p/>
          </table:table-cell>
          <table:table-cell table:number-columns-repeated="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07" office:value-type="string" calcext:value-type="string">
            <text:p>K</text:p>
          </table:table-cell>
          <table:table-cell table:style-name="ce20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,00</text:p>
          </table:table-cell>
          <table:table-cell table:style-name="ce249" office:value-type="float" office:value="12" calcext:value-type="float">
            <text:p>12,00</text:p>
          </table:table-cell>
          <table:table-cell table:style-name="ce266" table:formula="of:=T([$Rechnung.J33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6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1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VLOOKUP([$Rechnung.G24];[$Codes.$D$2:$Codes.$E$17];2;0)" office:value-type="string" office:string-value="C62" calcext:value-type="string">
            <text:p>C62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office:value-type="float" office:value="19" calcext:value-type="float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VLOOKUP([$Rechnung.G25];[$Codes.$D$2:$Codes.$E$17];2;0)" office:value-type="string" office:string-value="HUR" calcext:value-type="string">
            <text:p>HUR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191" office:value-type="float" office:value="7" calcext:value-type="float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05" table:formula="of:=[$Rechnung.F26]" office:value-type="float" office:value="1" calcext:value-type="float">
            <text:p>1</text:p>
          </table:table-cell>
          <table:table-cell table:style-name="ce191" table:formula="of:=VLOOKUP([$Rechnung.G26];[$Codes.$D$2:$Codes.$E$17];2;0)" office:value-type="string" office:string-value="LS" calcext:value-type="string">
            <text:p>LS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191" office:value-type="float" office:value="0" calcext:value-type="float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/>
          <table:table-cell office:value-type="string" calcext:value-type="string">
            <text:p>Kanarische Inseln</text:p>
          </table:table-cell>
          <table:table-cell office:value-type="string" calcext:value-type="string">
            <text:p>L</text:p>
          </table:table-cell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/>
          <table:table-cell office:value-type="string" calcext:value-type="string">
            <text:p>Ceuta und Mellila</text:p>
          </table:table-cell>
          <table:table-cell office:value-type="string" calcext:value-type="string">
            <text:p>M</text:p>
          </table:table-cell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.00.0000</text:date>, <text:time style:data-style-name="N2" text:time-value="12:34:52.43862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5-29T13:36:30.827242200</dc:date>
    <meta:editing-duration>P1DT2H53M10S</meta:editing-duration>
    <meta:editing-cycles>246</meta:editing-cycles>
    <meta:generator>LibreOffice/25.2.2.2$Windows_X86_64 LibreOffice_project/7370d4be9e3cf6031a51beef54ff3bda878e3fac</meta:generator>
    <meta:document-statistic meta:table-count="3" meta:cell-count="903" meta:object-count="3"/>
  </office:meta>
</office:document-meta>
</file>